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jbTxDaoTestNGTests.test1Initial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jbTxDaoTestNGTests.synchronizePersisten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jbTxDaoTestNGTests.test2IncrementCoun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jbTxDaoTestNGTests.test3IncrementCoun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